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88522" officeooo:paragraph-rsid="00188522" fo:background-color="#ffbf00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2pt" fo:font-weight="bold" officeooo:rsid="00188522" officeooo:paragraph-rsid="00188522" fo:background-color="#ffbf00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88522" officeooo:paragraph-rsid="00188522" fo:background-color="transparent" style:font-size-asian="10.5pt" style:font-weight-asian="bold" style:font-size-complex="12pt" style:font-weight-complex="bold"/>
    </style:style>
    <style:style style:name="T1" style:family="text">
      <style:text-properties officeooo:rsid="001a123f"/>
    </style:style>
    <style:style style:name="T2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HNMENT NO. 3</text:p>
      <text:p text:style-name="P2"/>
      <text:p text:style-name="P3">1) Does ANSI recognize the data type DATE?</text:p>
      <text:p text:style-name="P3">Ans-- No, <text:span text:style-name="T1">ANSI does not support DATE data type.</text:span></text:p>
      <text:p text:style-name="P3"/>
      <text:p text:style-name="P3"/>
      <text:p text:style-name="P3">2)Which subdivision of SQL is used to insert values in tables?</text:p>
      <text:p text:style-name="P3">Ans—<text:span text:style-name="T1">Insert command is used to sql to insert value in t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9:44:35.428398068</meta:creation-date>
    <meta:generator>LibreOffice/7.3.7.2$Linux_X86_64 LibreOffice_project/30$Build-2</meta:generator>
    <dc:date>2023-09-14T14:13:31.799838472</dc:date>
    <meta:editing-duration>PT7M10S</meta:editing-duration>
    <meta:editing-cycles>3</meta:editing-cycles>
    <meta:document-statistic meta:table-count="0" meta:image-count="0" meta:object-count="0" meta:page-count="1" meta:paragraph-count="5" meta:word-count="43" meta:character-count="227" meta:non-whitespace-character-count="190"/>
  </office:meta>
</office:document-meta>
</file>